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1B6029A6074417C7.png" manifest:media-type="image/png"/>
  <manifest:file-entry manifest:full-path="Pictures/100000000000005E0000005E4BCAC0F4C5CF504D.png" manifest:media-type="image/png"/>
  <manifest:file-entry manifest:full-path="Pictures/100000000000005E0000005E2AD1F8119B6B3632.png" manifest:media-type="image/png"/>
  <manifest:file-entry manifest:full-path="Pictures/100000000000005E0000005E2D531B8B74D925B9.png" manifest:media-type="image/png"/>
  <manifest:file-entry manifest:full-path="Pictures/100000000000005E0000005E49299DE313BD12D0.png" manifest:media-type="image/png"/>
  <manifest:file-entry manifest:full-path="Pictures/100000000000005E0000005EDC09FF6A2CE952FC.png" manifest:media-type="image/png"/>
  <manifest:file-entry manifest:full-path="Pictures/100000000000005E0000005E3B5A9B595D533292.png" manifest:media-type="image/png"/>
  <manifest:file-entry manifest:full-path="Pictures/100000000000005E0000005EEE52B59C511BF5A7.png" manifest:media-type="image/png"/>
  <manifest:file-entry manifest:full-path="Pictures/10000000000000B400000087D8644866EB8F8F77.png" manifest:media-type="image/png"/>
  <manifest:file-entry manifest:full-path="Pictures/10000000000002D0000002D03057E5AF191B3CD3.jpg" manifest:media-type="image/jpeg"/>
  <manifest:file-entry manifest:full-path="Pictures/10000000000001A6000001A621B4362BE76A6C49.jpg" manifest:media-type="image/jpeg"/>
  <manifest:file-entry manifest:full-path="Pictures/10000000000000E1000000E0653EFB1BC0149074.jpg" manifest:media-type="image/jpeg"/>
  <manifest:file-entry manifest:full-path="Pictures/10000000000001A6000001A623E1B4E9480AFB01.jpg" manifest:media-type="image/jpeg"/>
  <manifest:file-entry manifest:full-path="Pictures/10000000000001B5000000F808ABF8150EDDF0AB.bmp" manifest:media-type="image/bmp"/>
  <manifest:file-entry manifest:full-path="Pictures/10000000000000E1000000E0CDCF1161C65D160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bitmap" draw:fill-color="#ffffff" draw:fill-image-name="Lawn_20_Artificial" draw:textarea-horizontal-align="justify" draw:textarea-vertical-align="middle" draw:auto-grow-height="false" fo:min-height="1.078cm" fo:min-width="1.8cm"/>
    </style:style>
    <style:style style:name="gr2" style:family="graphic" style:parent-style-name="standard">
      <style:graphic-properties svg:stroke-color="#000000" draw:fill="bitmap" draw:fill-color="#ffffff" draw:fill-image-name="terra" draw:textarea-horizontal-align="justify" draw:textarea-vertical-align="middle" draw:auto-grow-height="false" fo:min-height="1.036cm" fo:min-width="1.727cm"/>
    </style:style>
    <style:style style:name="gr3" style:family="graphic" style:parent-style-name="standard">
      <style:graphic-properties svg:stroke-color="#000000" draw:fill="bitmap" draw:fill-color="#ffffff" draw:fill-image-name="terra2" draw:textarea-horizontal-align="justify" draw:textarea-vertical-align="middle" draw:auto-grow-height="false" fo:min-height="2.05cm" fo:min-width="3.481cm"/>
    </style:style>
    <style:style style:name="gr4" style:family="graphic" style:parent-style-name="standard">
      <style:graphic-properties draw:stroke="none" svg:stroke-color="#000000" draw:fill="bitmap" draw:fill-color="#ffffff" draw:fill-image-name="sabbia" draw:textarea-horizontal-align="justify" draw:textarea-vertical-align="middle" draw:auto-grow-height="false" fo:min-height="1.078cm" fo:min-width="1.8cm"/>
    </style:style>
    <style:style style:name="gr5" style:family="graphic" style:parent-style-name="standard">
      <style:graphic-properties draw:stroke="none" svg:stroke-color="#000000" draw:fill="bitmap" draw:fill-color="#ffffff" draw:fill-image-name="Aqua" draw:textarea-horizontal-align="justify" draw:textarea-vertical-align="middle" draw:auto-grow-height="false" fo:min-height="1.078cm" fo:min-width="1.8cm"/>
    </style:style>
    <style:style style:name="gr6" style:family="graphic" style:parent-style-name="standard">
      <style:graphic-properties draw:stroke="none" svg:stroke-color="#000000" draw:fill="bitmap" draw:fill-color="#ffffff" draw:fill-image-name="Aqua" draw:textarea-horizontal-align="justify" draw:textarea-vertical-align="middle" draw:auto-grow-height="false" fo:min-height="1.036cm" fo:min-width="1.727cm"/>
    </style:style>
    <style:style style:name="gr7" style:family="graphic" style:parent-style-name="standard">
      <style:graphic-properties draw:stroke="none" svg:stroke-color="#000000" draw:fill="bitmap" draw:fill-color="#ffffff" draw:fill-image-name="Aqua" draw:textarea-horizontal-align="justify" draw:textarea-vertical-align="middle" draw:auto-grow-height="false" fo:min-height="2.05cm" fo:min-width="3.481cm"/>
    </style:style>
    <style:style style:name="gr8" style:family="graphic" style:parent-style-name="standard">
      <style:graphic-properties svg:stroke-color="#000000" draw:fill="bitmap" draw:fill-color="#ffffff" draw:fill-image-name="terra_5f_sc" draw:textarea-horizontal-align="justify" draw:textarea-vertical-align="middle" draw:auto-grow-height="false" fo:min-height="1.078cm" fo:min-width="1.8cm"/>
    </style:style>
    <style:style style:name="gr9" style:family="graphic" style:parent-style-name="standard">
      <style:graphic-properties svg:stroke-color="#000000" draw:fill="bitmap" draw:fill-color="#ffffff" draw:fill-image-name="terra_5f_ch" draw:textarea-horizontal-align="justify" draw:textarea-vertical-align="middle" draw:auto-grow-height="false" fo:min-height="1.036cm" fo:min-width="1.727cm"/>
    </style:style>
    <style:style style:name="gr10" style:family="graphic" style:parent-style-name="standard">
      <style:graphic-properties svg:stroke-color="#000000" draw:fill="bitmap" draw:fill-color="#ffffff" draw:fill-image-name="terra_5f_sc" draw:textarea-horizontal-align="justify" draw:textarea-vertical-align="middle" draw:auto-grow-height="false" fo:min-height="2.05cm" fo:min-width="3.481cm"/>
    </style:style>
    <style:style style:name="gr11" style:family="graphic" style:parent-style-name="standard">
      <style:graphic-properties draw:stroke="solid" svg:stroke-color="#000000" draw:fill="bitmap" draw:fill-color="#ffffff" draw:fill-image-name="sabbia" draw:textarea-horizontal-align="justify" draw:textarea-vertical-align="middle" draw:auto-grow-height="false" fo:min-height="1.078cm" fo:min-width="1.8cm"/>
    </style:style>
    <style:style style:name="gr12" style:family="graphic" style:parent-style-name="standard">
      <style:graphic-properties svg:stroke-color="#000000" draw:fill="bitmap" draw:fill-color="#ffffff" draw:fill-image-name="Fiery" draw:textarea-horizontal-align="justify" draw:textarea-vertical-align="middle" draw:auto-grow-height="false" fo:min-height="1.078cm" fo:min-width="1.8cm"/>
    </style:style>
    <style:style style:name="gr13" style:family="graphic" style:parent-style-name="standard">
      <style:graphic-properties svg:stroke-color="#000000" draw:fill="bitmap" draw:fill-color="#ffffff" draw:fill-image-name="Fiery" draw:textarea-horizontal-align="justify" draw:textarea-vertical-align="middle" draw:auto-grow-height="false" fo:min-height="1.036cm" fo:min-width="1.727cm"/>
    </style:style>
    <style:style style:name="gr14" style:family="graphic" style:parent-style-name="standard">
      <style:graphic-properties svg:stroke-color="#000000" draw:fill="bitmap" draw:fill-color="#ffffff" draw:fill-image-name="Fiery" draw:textarea-horizontal-align="justify" draw:textarea-vertical-align="middle" draw:auto-grow-height="false" fo:min-height="2.05cm" fo:min-width="3.481cm"/>
    </style:style>
    <style:style style:name="gr15" style:family="graphic" style:parent-style-name="standard">
      <style:graphic-properties svg:stroke-color="#000000" draw:fill="bitmap" draw:fill-color="#ffffff" draw:fill-image-name="Pebbles" draw:textarea-horizontal-align="justify" draw:textarea-vertical-align="middle" draw:auto-grow-height="false" fo:min-height="1.078cm" fo:min-width="1.8cm"/>
    </style:style>
    <style:style style:name="gr16" style:family="graphic" style:parent-style-name="standard">
      <style:graphic-properties svg:stroke-color="#000000" draw:fill="bitmap" draw:fill-color="#ffffff" draw:fill-image-name="Pebbles" draw:textarea-horizontal-align="justify" draw:textarea-vertical-align="middle" draw:auto-grow-height="false" fo:min-height="1.036cm" fo:min-width="1.727cm"/>
    </style:style>
    <style:style style:name="gr17" style:family="graphic" style:parent-style-name="standard">
      <style:graphic-properties svg:stroke-color="#000000" draw:fill="bitmap" draw:fill-color="#ffffff" draw:fill-image-name="Pebbles" draw:textarea-horizontal-align="justify" draw:textarea-vertical-align="middle" draw:auto-grow-height="false" fo:min-height="2.05cm" fo:min-width="3.481cm"/>
    </style:style>
    <style:style style:name="gr18" style:family="graphic" style:parent-style-name="standard">
      <style:graphic-properties svg:stroke-color="#000000" draw:fill="bitmap" draw:fill-color="#ffffff" draw:fill-image-name="Marble" draw:textarea-horizontal-align="justify" draw:textarea-vertical-align="middle" draw:auto-grow-height="false" fo:min-height="1.078cm" fo:min-width="1.8cm"/>
    </style:style>
    <style:style style:name="gr19" style:family="graphic" style:parent-style-name="standard">
      <style:graphic-properties svg:stroke-color="#000000" draw:fill="bitmap" draw:fill-color="#ffffff" draw:fill-image-name="Marble" draw:textarea-horizontal-align="justify" draw:textarea-vertical-align="middle" draw:auto-grow-height="false" fo:min-height="1.036cm" fo:min-width="1.727cm"/>
    </style:style>
    <style:style style:name="gr20" style:family="graphic" style:parent-style-name="standard">
      <style:graphic-properties svg:stroke-color="#000000" draw:fill="bitmap" draw:fill-color="#ffffff" draw:fill-image-name="Marble" draw:textarea-horizontal-align="justify" draw:textarea-vertical-align="middle" draw:auto-grow-height="false" fo:min-height="2.05cm" fo:min-width="3.481cm"/>
    </style:style>
    <style:style style:name="gr21" style:family="graphic" style:parent-style-name="standard">
      <style:graphic-properties svg:stroke-color="#000000" draw:fill="bitmap" draw:fill-color="#ffffff" draw:fill-image-name="Wall" draw:textarea-horizontal-align="justify" draw:textarea-vertical-align="middle" draw:auto-grow-height="false" fo:min-height="1.078cm" fo:min-width="1.8cm"/>
    </style:style>
    <style:style style:name="gr22" style:family="graphic" style:parent-style-name="standard">
      <style:graphic-properties svg:stroke-color="#000000" draw:fill="bitmap" draw:fill-color="#ffffff" draw:fill-image-name="Wall" draw:textarea-horizontal-align="justify" draw:textarea-vertical-align="middle" draw:auto-grow-height="false" fo:min-height="1.036cm" fo:min-width="1.727cm"/>
    </style:style>
    <style:style style:name="gr23" style:family="graphic" style:parent-style-name="standard">
      <style:graphic-properties svg:stroke-color="#000000" draw:fill="bitmap" draw:fill-color="#ffffff" draw:fill-image-name="Wall" draw:textarea-horizontal-align="justify" draw:textarea-vertical-align="middle" draw:auto-grow-height="false" fo:min-height="2.05cm" fo:min-width="3.481cm"/>
    </style:style>
    <style:style style:name="gr24" style:family="graphic" style:parent-style-name="standard">
      <style:graphic-properties svg:stroke-color="#000000" draw:fill="bitmap" draw:fill-color="#ffffff" draw:fill-image-name="brick-wall" draw:fill-image-width="4cm" draw:fill-image-height="4cm" draw:textarea-horizontal-align="justify" draw:textarea-vertical-align="middle" draw:auto-grow-height="false" fo:min-height="1.078cm" fo:min-width="1.8cm"/>
    </style:style>
    <style:style style:name="gr25" style:family="graphic" style:parent-style-name="standard">
      <style:graphic-properties svg:stroke-color="#000000" draw:fill="bitmap" draw:fill-color="#ffffff" draw:fill-image-name="brick-wall-330" draw:fill-image-width="4cm" draw:fill-image-height="4cm" draw:fill-image-ref-point="top-left" draw:textarea-horizontal-align="justify" draw:textarea-vertical-align="middle" draw:auto-grow-height="false" fo:min-height="1.036cm" fo:min-width="1.727cm"/>
    </style:style>
    <style:style style:name="gr26" style:family="graphic" style:parent-style-name="standard">
      <style:graphic-properties svg:stroke-color="#000000" draw:fill="bitmap" draw:fill-color="#ffffff" draw:fill-image-name="mattoni30" draw:fill-image-width="4cm" draw:fill-image-height="4cm" draw:textarea-horizontal-align="justify" draw:textarea-vertical-align="middle" draw:auto-grow-height="false" fo:min-height="2.05cm" fo:min-width="3.481cm"/>
    </style:style>
    <style:style style:name="gr27" style:family="graphic" style:parent-style-name="standard">
      <style:graphic-properties svg:stroke-color="#000000" draw:fill="bitmap" draw:fill-color="#ffffff" draw:fill-image-name="Stone" draw:textarea-horizontal-align="justify" draw:textarea-vertical-align="middle" draw:auto-grow-height="false" fo:min-height="1.078cm" fo:min-width="1.8cm"/>
    </style:style>
    <style:style style:name="gr28" style:family="graphic" style:parent-style-name="standard">
      <style:graphic-properties svg:stroke-color="#000000" draw:fill="bitmap" draw:fill-color="#ffffff" draw:fill-image-name="Stone" draw:textarea-horizontal-align="justify" draw:textarea-vertical-align="middle" draw:auto-grow-height="false" fo:min-height="1.036cm" fo:min-width="1.727cm"/>
    </style:style>
    <style:style style:name="gr29" style:family="graphic" style:parent-style-name="standard">
      <style:graphic-properties svg:stroke-color="#000000" draw:fill="bitmap" draw:fill-color="#ffffff" draw:fill-image-name="Stone" draw:textarea-horizontal-align="justify" draw:textarea-vertical-align="middle" draw:auto-grow-height="false" fo:min-height="2.05cm" fo:min-width="3.481cm"/>
    </style:style>
    <style:style style:name="gr30" style:family="graphic" style:parent-style-name="standard">
      <style:graphic-properties svg:stroke-color="#000000" draw:fill="bitmap" draw:fill-color="#ffffff" draw:fill-image-name="Metal" draw:textarea-horizontal-align="justify" draw:textarea-vertical-align="middle" draw:auto-grow-height="false" fo:min-height="1.078cm" fo:min-width="1.8cm"/>
    </style:style>
    <style:style style:name="gr31" style:family="graphic" style:parent-style-name="standard">
      <style:graphic-properties svg:stroke-color="#000000" draw:fill="bitmap" draw:fill-color="#ffffff" draw:fill-image-name="Metal" draw:textarea-horizontal-align="justify" draw:textarea-vertical-align="middle" draw:auto-grow-height="false" fo:min-height="1.036cm" fo:min-width="1.727cm"/>
    </style:style>
    <style:style style:name="gr32" style:family="graphic" style:parent-style-name="standard">
      <style:graphic-properties svg:stroke-color="#000000" draw:fill="bitmap" draw:fill-color="#ffffff" draw:fill-image-name="Metal" draw:textarea-horizontal-align="justify" draw:textarea-vertical-align="middle" draw:auto-grow-height="false" fo:min-height="2.05cm" fo:min-width="3.481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36cm" fo:min-width="1.727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5cm" fo:min-width="3.481cm"/>
    </style:style>
    <style:style style:name="P1" style:family="paragraph">
      <loext:graphic-properties draw:fill="bitmap" draw:fill-color="#ffffff" draw:fill-image-name="Lawn_20_Artificial"/>
      <style:paragraph-properties fo:text-align="center"/>
    </style:style>
    <style:style style:name="P2" style:family="paragraph">
      <loext:graphic-properties draw:fill="bitmap" draw:fill-color="#ffffff" draw:fill-image-name="terra"/>
      <style:paragraph-properties fo:text-align="center"/>
    </style:style>
    <style:style style:name="P3" style:family="paragraph">
      <loext:graphic-properties draw:fill="bitmap" draw:fill-color="#ffffff" draw:fill-image-name="terra2"/>
      <style:paragraph-properties fo:text-align="center"/>
    </style:style>
    <style:style style:name="P4" style:family="paragraph">
      <loext:graphic-properties draw:fill="bitmap" draw:fill-color="#ffffff" draw:fill-image-name="sabbia"/>
      <style:paragraph-properties fo:text-align="center"/>
    </style:style>
    <style:style style:name="P5" style:family="paragraph">
      <loext:graphic-properties draw:fill="bitmap" draw:fill-color="#ffffff" draw:fill-image-name="Aqua"/>
      <style:paragraph-properties fo:text-align="center"/>
    </style:style>
    <style:style style:name="P6" style:family="paragraph">
      <loext:graphic-properties draw:fill="bitmap" draw:fill-color="#ffffff" draw:fill-image-name="terra_5f_sc"/>
      <style:paragraph-properties fo:text-align="center"/>
    </style:style>
    <style:style style:name="P7" style:family="paragraph">
      <loext:graphic-properties draw:fill="bitmap" draw:fill-color="#ffffff" draw:fill-image-name="terra_5f_ch"/>
      <style:paragraph-properties fo:text-align="center"/>
    </style:style>
    <style:style style:name="P8" style:family="paragraph">
      <loext:graphic-properties draw:fill="bitmap" draw:fill-color="#ffffff" draw:fill-image-name="Fiery"/>
      <style:paragraph-properties fo:text-align="center"/>
    </style:style>
    <style:style style:name="P9" style:family="paragraph">
      <loext:graphic-properties draw:fill="bitmap" draw:fill-color="#ffffff" draw:fill-image-name="Pebbles"/>
      <style:paragraph-properties fo:text-align="center"/>
    </style:style>
    <style:style style:name="P10" style:family="paragraph">
      <loext:graphic-properties draw:fill="bitmap" draw:fill-color="#ffffff" draw:fill-image-name="Marble"/>
      <style:paragraph-properties fo:text-align="center"/>
    </style:style>
    <style:style style:name="P11" style:family="paragraph">
      <loext:graphic-properties draw:fill="bitmap" draw:fill-color="#ffffff" draw:fill-image-name="Wall"/>
      <style:paragraph-properties fo:text-align="center"/>
    </style:style>
    <style:style style:name="P12" style:family="paragraph">
      <loext:graphic-properties draw:fill="bitmap" draw:fill-color="#ffffff" draw:fill-image-name="brick-wall" draw:fill-image-width="4cm" draw:fill-image-height="4cm"/>
      <style:paragraph-properties fo:text-align="center"/>
    </style:style>
    <style:style style:name="P13" style:family="paragraph">
      <loext:graphic-properties draw:fill="bitmap" draw:fill-color="#ffffff" draw:fill-image-name="brick-wall-330" draw:fill-image-width="4cm" draw:fill-image-height="4cm" draw:fill-image-ref-point="top-left"/>
      <style:paragraph-properties fo:text-align="center"/>
    </style:style>
    <style:style style:name="P14" style:family="paragraph">
      <loext:graphic-properties draw:fill="bitmap" draw:fill-color="#ffffff" draw:fill-image-name="mattoni30" draw:fill-image-width="4cm" draw:fill-image-height="4cm"/>
      <style:paragraph-properties fo:text-align="center"/>
    </style:style>
    <style:style style:name="P15" style:family="paragraph">
      <loext:graphic-properties draw:fill="bitmap" draw:fill-color="#ffffff" draw:fill-image-name="Stone"/>
      <style:paragraph-properties fo:text-align="center"/>
    </style:style>
    <style:style style:name="P16" style:family="paragraph">
      <loext:graphic-properties draw:fill="bitmap" draw:fill-color="#ffffff" draw:fill-image-name="Metal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Predefinito">
        <draw:g>
          <draw:custom-shape draw:style-name="gr1" draw:text-style-name="P1" draw:layer="layout" svg:width="4.6cm" svg:height="2.654cm" svg:x="1cm" svg:y="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" draw:text-style-name="P2" draw:layer="layout" svg:width="3.981cm" svg:height="2.3cm" draw:transform="rotate (1.5707963267949) translate (1cm 6.308cm)">
            <text:p/>
  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3" draw:layer="layout" svg:width="3.981cm" svg:height="2.3cm" draw:transform="rotate (1.5707963267949) translate (3.3cm 6.308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4" draw:layer="layout" svg:width="4.6cm" svg:height="2.654cm" svg:x="11cm" svg:y="3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5" draw:text-style-name="P5" draw:layer="layout" svg:width="4.6cm" svg:height="2.654cm" svg:x="6cm" svg:y="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draw:layer="layout" svg:width="3.981cm" svg:height="2.3cm" draw:transform="rotate (1.5707963267949) translate (6cm 6.308cm)">
            <text:p/>
  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5" draw:layer="layout" svg:width="3.981cm" svg:height="2.3cm" draw:transform="rotate (1.5707963267949) translate (8.3cm 6.308cm)">
            <text:p/>
  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8" draw:text-style-name="P6" draw:layer="layout" svg:width="4.6cm" svg:height="2.654cm" svg:x="16cm" svg:y="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3.981cm" svg:height="2.3cm" draw:transform="rotate (1.5707963267949) translate (16cm 6.3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3.981cm" svg:height="2.3cm" draw:transform="rotate (1.5707963267949) translate (18.3cm 6.3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4" draw:layer="layout" svg:width="4.6cm" svg:height="2.654cm" svg:x="21cm" svg:y="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7" draw:layer="layout" svg:width="3.981cm" svg:height="2.3cm" draw:transform="rotate (1.5707963267949) translate (21cm 6.3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3.981cm" svg:height="2.3cm" draw:transform="rotate (1.5707963267949) translate (23.3cm 6.3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4.6cm" svg:height="2.654cm" svg:x="1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8" draw:layer="layout" svg:width="3.981cm" svg:height="2.3cm" draw:transform="rotate (1.5707963267949) translate (1cm 12.3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8" draw:layer="layout" svg:width="3.981cm" svg:height="2.3cm" draw:transform="rotate (1.5707963267949) translate (3.3cm 12.3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9" draw:layer="layout" svg:width="4.6cm" svg:height="2.654cm" svg:x="6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9" draw:layer="layout" svg:width="3.981cm" svg:height="2.3cm" draw:transform="rotate (1.5707963267949) translate (6cm 12.3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9" draw:layer="layout" svg:width="3.981cm" svg:height="2.3cm" draw:transform="rotate (1.5707963267949) translate (8.3cm 12.3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10" draw:layer="layout" svg:width="4.6cm" svg:height="2.654cm" svg:x="11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0" draw:layer="layout" svg:width="3.981cm" svg:height="2.3cm" draw:transform="rotate (1.5707963267949) translate (11cm 12.3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10" draw:layer="layout" svg:width="3.981cm" svg:height="2.3cm" draw:transform="rotate (1.5707963267949) translate (13.3cm 12.3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11" draw:layer="layout" svg:width="4.6cm" svg:height="2.654cm" svg:x="16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1" draw:layer="layout" svg:width="3.981cm" svg:height="2.3cm" draw:transform="rotate (1.5707963267949) translate (16cm 12.3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11" draw:layer="layout" svg:width="3.981cm" svg:height="2.3cm" draw:transform="rotate (1.5707963267949) translate (18.3cm 12.3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4" draw:text-style-name="P12" draw:layer="layout" svg:width="4.6cm" svg:height="2.654cm" svg:x="21cm" svg:y="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3" draw:layer="layout" svg:width="3.981cm" svg:height="2.3cm" draw:transform="rotate (1.5707963267949) translate (21cm 12.3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4" draw:layer="layout" svg:width="3.981cm" svg:height="2.3cm" draw:transform="rotate (1.5707963267949) translate (23.3cm 12.3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5" draw:layer="layout" svg:width="4.6cm" svg:height="2.654cm" svg:x="1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5" draw:layer="layout" svg:width="3.981cm" svg:height="2.3cm" draw:transform="rotate (1.5707963267949) translate (1cm 18.3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9" draw:text-style-name="P15" draw:layer="layout" svg:width="3.981cm" svg:height="2.3cm" draw:transform="rotate (1.5707963267949) translate (3.3cm 18.3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16" draw:layer="layout" svg:width="4.6cm" svg:height="2.654cm" svg:x="6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draw:layer="layout" svg:width="3.981cm" svg:height="2.3cm" draw:transform="rotate (1.5707963267949) translate (6cm 18.3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6" draw:layer="layout" svg:width="3.981cm" svg:height="2.3cm" draw:transform="rotate (1.5707963267949) translate (8.3cm 18.3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3" draw:text-style-name="P17" draw:layer="layout" svg:width="3.981cm" svg:height="2.3cm" draw:transform="rotate (1.5707963267949) translate (11cm 18.3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17" draw:layer="layout" svg:width="3.981cm" svg:height="2.3cm" draw:transform="rotate (1.5707963267949) translate (13.3cm 18.3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4.6cm" svg:height="2.654cm" svg:x="11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7" draw:layer="layout" svg:width="3.981cm" svg:height="2.3cm" draw:transform="rotate (1.5707963267949) translate (16.1cm 18.4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17" draw:layer="layout" svg:width="3.981cm" svg:height="2.3cm" draw:transform="rotate (1.5707963267949) translate (18.4cm 18.4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4.6cm" svg:height="2.654cm" svg:x="16.1cm" svg:y="13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7" draw:layer="layout" svg:width="3.981cm" svg:height="2.3cm" draw:transform="rotate (1.5707963267949) translate (21.4cm 18.408cm)">
          <text:p/>
          <draw:enhanced-geometry svg:viewBox="0 0 21600 21600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4" draw:text-style-name="P17" draw:layer="layout" svg:width="3.981cm" svg:height="2.3cm" draw:transform="rotate (1.5707963267949) translate (23.7cm 18.408cm)">
          <text:p/>
          <draw:enhanced-geometry svg:viewBox="0 0 21600 21600" draw:mirror-horizontal="true" draw:glue-points="?f6 0 10800 ?f8 ?f11 10800 ?f9 21600 10800 ?f10 ?f5 10800" draw:text-areas="?f3 ?f3 ?f4 ?f4" draw:type="parallelogram" draw:modifiers="7227.996889234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4.6cm" svg:height="2.654cm" svg:x="21.4cm" svg:y="13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" xlink:href="Pictures/100000000000005E0000005E1B6029A6074417C7.png" xlink:type="simple" xlink:show="embed" xlink:actuate="onLoad"/>
    <draw:fill-image draw:name="Fiery" xlink:href="Pictures/100000000000005E0000005E2D531B8B74D925B9.png" xlink:type="simple" xlink:show="embed" xlink:actuate="onLoad"/>
    <draw:fill-image draw:name="Lawn_20_Artificial" draw:display-name="Lawn Artificial" xlink:href="Pictures/100000000000005E0000005EDC09FF6A2CE952FC.png" xlink:type="simple" xlink:show="embed" xlink:actuate="onLoad"/>
    <draw:fill-image draw:name="Marble" xlink:href="Pictures/100000000000005E0000005E2AD1F8119B6B3632.png" xlink:type="simple" xlink:show="embed" xlink:actuate="onLoad"/>
    <draw:fill-image draw:name="Metal" xlink:href="Pictures/100000000000005E0000005E3B5A9B595D533292.png" xlink:type="simple" xlink:show="embed" xlink:actuate="onLoad"/>
    <draw:fill-image draw:name="Pebbles" xlink:href="Pictures/100000000000005E0000005E49299DE313BD12D0.png" xlink:type="simple" xlink:show="embed" xlink:actuate="onLoad"/>
    <draw:fill-image draw:name="Red_20_Wall" draw:display-name="Red Wall" xlink:href="Pictures/100000000000005E0000005EEE52B59C511BF5A7.png" xlink:type="simple" xlink:show="embed" xlink:actuate="onLoad"/>
    <draw:fill-image draw:name="Stone" xlink:href="Pictures/100000000000005E0000005E4BCAC0F4C5CF504D.png" xlink:type="simple" xlink:show="embed" xlink:actuate="onLoad"/>
    <draw:fill-image draw:name="Wall" xlink:href="Pictures/10000000000000B400000087D8644866EB8F8F77.png" xlink:type="simple" xlink:show="embed" xlink:actuate="onLoad"/>
    <draw:fill-image draw:name="brick-wall" xlink:href="Pictures/10000000000002D0000002D03057E5AF191B3CD3.jpg" xlink:type="simple" xlink:show="embed" xlink:actuate="onLoad"/>
    <draw:fill-image draw:name="brick-wall-330" xlink:href="Pictures/10000000000001A6000001A621B4362BE76A6C49.jpg" xlink:type="simple" xlink:show="embed" xlink:actuate="onLoad"/>
    <draw:fill-image draw:name="mattoni30" xlink:href="Pictures/10000000000001A6000001A623E1B4E9480AFB01.jpg" xlink:type="simple" xlink:show="embed" xlink:actuate="onLoad"/>
    <draw:fill-image draw:name="sabbia" xlink:href="Pictures/10000000000001B5000000F808ABF8150EDDF0AB.bmp" xlink:type="simple" xlink:show="embed" xlink:actuate="onLoad"/>
    <draw:fill-image draw:name="terra" xlink:href="Pictures/10000000000000E1000000E0653EFB1BC0149074.jpg" xlink:type="simple" xlink:show="embed" xlink:actuate="onLoad"/>
    <draw:fill-image draw:name="terra2" xlink:href="Pictures/10000000000000E1000000E0CDCF1161C65D160A.jpg" xlink:type="simple" xlink:show="embed" xlink:actuate="onLoad"/>
    <draw:fill-image draw:name="terra_5f_ch" draw:display-name="terra_ch" xlink:href="Pictures/10000000000000E1000000E0653EFB1BC0149074.jpg" xlink:type="simple" xlink:show="embed" xlink:actuate="onLoad"/>
    <draw:fill-image draw:name="terra_5f_sc" draw:display-name="terra_sc" xlink:href="Pictures/10000000000000E1000000E0CDCF1161C65D160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 Consonni</meta:initial-creator>
    <meta:creation-date>2016-03-07T13:54:53.001000000</meta:creation-date>
    <dc:date>2016-06-08T09:25:08.525000000</dc:date>
    <meta:editing-duration>PT1H2M24S</meta:editing-duration>
    <meta:editing-cycles>14</meta:editing-cycles>
    <meta:generator>LibreOffice/5.1.1.3$Windows_X86_64 LibreOffice_project/89f508ef3ecebd2cfb8e1def0f0ba9a803b88a6d</meta:generator>
    <meta:document-statistic meta:object-count="45"/>
  </office:meta>
</office:document-meta>
</file>